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Heading_20_3">
      <style:text-properties style:font-name="Ubuntu" fo:font-size="12pt" fo:font-weight="bold" style:font-size-asian="10.5pt" style:font-weight-asian="bold" style:font-size-complex="12pt" style:font-weight-complex="bold"/>
    </style:style>
    <style:style style:name="P2" style:family="paragraph" style:parent-style-name="Heading_20_3">
      <style:text-properties style:font-name="Ubuntu" fo:font-size="12pt" fo:font-weight="bold" officeooo:paragraph-rsid="00193a05" style:font-size-asian="10.5pt" style:font-weight-asian="bold" style:font-size-complex="12pt" style:font-weight-complex="bold"/>
    </style:style>
    <style:style style:name="P3" style:family="paragraph" style:parent-style-name="Standard">
      <style:paragraph-properties fo:text-align="center" style:justify-single-word="false"/>
      <style:text-properties style:font-name="Ubuntu" fo:font-size="12pt" officeooo:paragraph-rsid="0013f25b" style:font-size-asian="10.5pt" style:font-size-complex="12pt"/>
    </style:style>
    <style:style style:name="P4" style:family="paragraph" style:parent-style-name="Standard">
      <style:text-properties style:font-name="Ubuntu" fo:font-size="12pt" style:font-size-asian="10.5pt" style:font-size-complex="12pt"/>
    </style:style>
    <style:style style:name="P5" style:family="paragraph" style:parent-style-name="Standard">
      <style:text-properties style:font-name="Ubuntu" fo:font-size="12pt" officeooo:paragraph-rsid="0013f25b" style:font-size-asian="10.5pt" style:font-size-complex="12pt"/>
    </style:style>
    <style:style style:name="P6" style:family="paragraph" style:parent-style-name="Standard">
      <style:text-properties style:font-name="Ubuntu" fo:font-size="12pt" officeooo:paragraph-rsid="001528c8" style:font-size-asian="10.5pt" style:font-size-complex="12pt"/>
    </style:style>
    <style:style style:name="P7" style:family="paragraph" style:parent-style-name="Standard">
      <style:paragraph-properties fo:text-align="start" style:justify-single-word="false"/>
      <style:text-properties style:font-name="Ubuntu" fo:font-size="12pt" officeooo:paragraph-rsid="0013f25b" style:font-size-asian="10.5pt" style:font-size-complex="12pt"/>
    </style:style>
    <style:style style:name="P8" style:family="paragraph" style:parent-style-name="Standard" style:list-style-name="L3">
      <style:paragraph-properties fo:text-align="start" style:justify-single-word="false"/>
      <style:text-properties style:font-name="Ubuntu" fo:font-size="12pt" officeooo:paragraph-rsid="0013f25b" style:font-size-asian="10.5pt" style:font-size-complex="12pt"/>
    </style:style>
    <style:style style:name="P9" style:family="paragraph" style:parent-style-name="Standard">
      <style:text-properties style:font-name="Ubuntu" fo:font-size="12pt" fo:font-weight="bold" style:font-size-asian="10.5pt" style:font-weight-asian="bold" style:font-size-complex="12pt" style:font-weight-complex="bold"/>
    </style:style>
    <style:style style:name="P10" style:family="paragraph" style:parent-style-name="Standard">
      <style:paragraph-properties fo:text-align="center" style:justify-single-word="false"/>
      <style:text-properties style:font-name="Ubuntu" fo:font-size="12pt" fo:font-weight="bold" officeooo:paragraph-rsid="0013f25b"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Ubuntu" fo:font-size="12pt" fo:font-weight="bold" officeooo:paragraph-rsid="0013f25b" style:font-size-asian="10.5pt" style:font-weight-asian="bold" style:font-size-complex="12pt" style:font-weight-complex="bold"/>
    </style:style>
    <style:style style:name="P12" style:family="paragraph" style:parent-style-name="Standard">
      <style:paragraph-properties fo:text-align="center" style:justify-single-word="false"/>
      <style:text-properties style:font-name="Ubuntu" fo:font-size="12pt" style:text-underline-style="solid" style:text-underline-width="auto" style:text-underline-color="font-color" fo:font-weight="bold" officeooo:paragraph-rsid="0013f25b"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Ubuntu" fo:font-size="12pt" style:text-underline-style="none" fo:font-weight="bold" officeooo:paragraph-rsid="0013f25b" style:font-size-asian="10.5pt" style:font-weight-asian="bold" style:font-size-complex="12pt" style:font-weight-complex="bold"/>
    </style:style>
    <style:style style:name="P14" style:family="paragraph" style:parent-style-name="Standard" style:list-style-name="L2">
      <style:paragraph-properties fo:text-align="start" style:justify-single-word="false"/>
      <style:text-properties officeooo:paragraph-rsid="0013f25b"/>
    </style:style>
    <style:style style:name="P15" style:family="paragraph" style:parent-style-name="Text_20_body" style:list-style-name="L1">
      <style:paragraph-properties fo:margin-top="0cm" fo:margin-bottom="0cm" style:contextual-spacing="false"/>
      <style:text-properties officeooo:paragraph-rsid="0016cf54"/>
    </style:style>
    <style:style style:name="P16" style:family="paragraph" style:parent-style-name="Text_20_body" style:list-style-name="L1">
      <style:paragraph-properties fo:margin-top="0cm" fo:margin-bottom="0cm" style:contextual-spacing="false"/>
      <style:text-properties style:font-name="Ubuntu"/>
    </style:style>
    <style:style style:name="P17" style:family="paragraph" style:parent-style-name="Text_20_body" style:list-style-name="L1">
      <style:text-properties style:font-name="Ubuntu"/>
    </style:style>
    <style:style style:name="P18" style:family="paragraph" style:parent-style-name="Text_20_body">
      <style:text-properties style:font-name="Ubuntu" fo:font-size="12pt" fo:font-weight="normal" style:font-size-asian="10.5pt" style:font-weight-asian="normal" style:font-size-complex="12pt" style:font-weight-complex="normal"/>
    </style:style>
    <style:style style:name="P19" style:family="paragraph" style:parent-style-name="Text_20_body">
      <style:text-properties style:font-name="Ubuntu" fo:font-size="12pt" fo:font-weight="normal" officeooo:paragraph-rsid="00174c6b" style:font-size-asian="10.5pt" style:font-weight-asian="normal" style:font-size-complex="12pt" style:font-weight-complex="normal"/>
    </style:style>
    <style:style style:name="P20" style:family="paragraph" style:parent-style-name="Text_20_body">
      <style:text-properties style:font-name="Ubuntu" fo:font-size="12pt" fo:font-weight="normal" officeooo:paragraph-rsid="00193a05" style:font-size-asian="10.5pt" style:font-weight-asian="normal" style:font-size-complex="12pt" style:font-weight-complex="normal"/>
    </style:style>
    <style:style style:name="P21" style:family="paragraph" style:parent-style-name="Text_20_body">
      <style:text-properties style:font-name="Ubuntu" fo:font-size="12pt" fo:font-weight="normal" officeooo:paragraph-rsid="001b26f6" style:font-size-asian="10.5pt" style:font-weight-asian="normal" style:font-size-complex="12pt" style:font-weight-complex="normal"/>
    </style:style>
    <style:style style:name="P22" style:family="paragraph" style:parent-style-name="Text_20_body">
      <style:text-properties style:font-name="Ubuntu" fo:font-size="12pt" fo:font-weight="bold" officeooo:paragraph-rsid="001b26f6" style:font-size-asian="10.5pt" style:font-weight-asian="bold" style:font-size-complex="12pt" style:font-weight-complex="bold"/>
    </style:style>
    <style:style style:name="P23" style:family="paragraph" style:parent-style-name="Text_20_body">
      <style:text-properties style:font-name="Ubuntu" fo:font-size="12pt" fo:font-weight="bold" style:font-size-asian="10.5pt" style:font-weight-asian="bold" style:font-size-complex="12pt" style:font-weight-complex="bold"/>
    </style:style>
    <style:style style:name="P24" style:family="paragraph" style:parent-style-name="Text_20_body">
      <style:text-properties officeooo:paragraph-rsid="0015ac56"/>
    </style:style>
    <style:style style:name="T1" style:family="text">
      <style:text-properties officeooo:rsid="0013f25b"/>
    </style:style>
    <style:style style:name="T2" style:family="text">
      <style:text-properties officeooo:rsid="001528c8"/>
    </style:style>
    <style:style style:name="T3" style:family="text">
      <style:text-properties officeooo:rsid="0015ac56"/>
    </style:style>
    <style:style style:name="T4" style:family="text">
      <style:text-properties style:font-name="Ubuntu"/>
    </style:style>
    <style:style style:name="T5" style:family="text">
      <style:text-properties style:font-name="Ubuntu" fo:font-size="12pt" fo:font-weight="normal" style:font-size-asian="10.5pt" style:font-weight-asian="normal" style:font-size-complex="12pt" style:font-weight-complex="normal"/>
    </style:style>
    <style:style style:name="T6" style:family="text">
      <style:text-properties style:font-name="Ubuntu" fo:font-size="12pt" fo:font-weight="normal" officeooo:rsid="0015ac56" style:font-size-asian="10.5pt" style:font-weight-asian="normal" style:font-size-complex="12pt" style:font-weight-complex="normal"/>
    </style:style>
    <style:style style:name="T7" style:family="text">
      <style:text-properties style:font-name="Ubuntu" fo:font-size="12pt" fo:font-weight="normal" officeooo:rsid="001528c8" style:font-size-asian="10.5pt" style:font-weight-asian="normal" style:font-size-complex="12pt" style:font-weight-complex="normal"/>
    </style:style>
    <style:style style:name="T8" style:family="text">
      <style:text-properties style:font-name="Ubuntu" fo:font-size="12pt" fo:font-weight="normal" officeooo:rsid="001fe869" style:font-size-asian="10.5pt" style:font-weight-asian="normal" style:font-size-complex="12pt" style:font-weight-complex="normal"/>
    </style:style>
    <style:style style:name="T9" style:family="text">
      <style:text-properties style:font-name="Ubuntu" fo:font-size="12pt" style:font-size-asian="10.5pt" style:font-size-complex="12pt"/>
    </style:style>
    <style:style style:name="T10" style:family="text">
      <style:text-properties style:font-name="Ubuntu" officeooo:rsid="0015ac56"/>
    </style:style>
    <style:style style:name="T11" style:family="text">
      <style:text-properties style:font-name="Ubuntu" officeooo:rsid="0016cf54"/>
    </style:style>
    <style:style style:name="T12" style:family="text">
      <style:text-properties officeooo:rsid="0016cf54"/>
    </style:style>
    <style:style style:name="T13" style:family="text">
      <style:text-properties officeooo:rsid="00174c6b"/>
    </style:style>
    <style:style style:name="T14" style:family="text">
      <style:text-properties officeooo:rsid="00193a05"/>
    </style:style>
    <style:style style:name="T15" style:family="text">
      <style:text-properties officeooo:rsid="001a5736"/>
    </style:style>
    <style:style style:name="T16" style:family="text">
      <style:text-properties officeooo:rsid="001b26f6"/>
    </style:style>
    <style:style style:name="T17" style:family="text">
      <style:text-properties officeooo:rsid="001fe869"/>
    </style:style>
    <style:style style:name="T18" style:family="text">
      <style:text-properties officeooo:rsid="0022e92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 Simple DevOps Implementation Process.</text:p>
      <text:p text:style-name="P3"/>
      <text:p text:style-name="P11">The Need for DevOps</text:p>
      <text:p text:style-name="P7">DevOps' growing acceptance by most enterprises throughout the world highlights its promise as a significant facilitator of scalability. DevOps principles enables a business deliver quicker, better, higher-quality, and more dependable software.</text:p>
      <text:p text:style-name="P7">DevOps success is dependent on a culture of cooperation and collaboration across all areas of the organization. </text:p>
      <text:p text:style-name="P7"/>
      <text:p text:style-name="P7">Here are <text:span text:style-name="T18">some</text:span> reasons why companies need DevOps:</text:p>
      <text:list xml:id="list3763236886" text:style-name="L3">
        <text:list-item>
          <text:p text:style-name="P8">It Introduces a Data-Driven Culture to Your Enterprise</text:p>
        </text:list-item>
        <text:list-item>
          <text:p text:style-name="P8">It Helps You Respond Faster to Business Needs</text:p>
        </text:list-item>
        <text:list-item>
          <text:p text:style-name="P8">It improves team communication and cooperation</text:p>
        </text:list-item>
        <text:list-item>
          <text:p text:style-name="P8">It creates shorter development cycles and faster innovation</text:p>
        </text:list-item>
        <text:list-item>
          <text:p text:style-name="P8">It increases efficiency</text:p>
        </text:list-item>
      </text:list>
      <text:p text:style-name="P7"/>
      <text:p text:style-name="P10">DevOps Implementation <text:span text:style-name="T18">Process</text:span></text:p>
      <text:p text:style-name="P3"/>
      <text:p text:style-name="P13">1. Show the DevOps Initiative</text:p>
      <text:p text:style-name="P7">Being newly employed as the company's new IT manager (Pat), he organizes a DevOps initiative as a part of the IT department program. With the help of the seasoned staff in your team (Ren), he assists in bringing the various product managers for a sitdown. This will help in figuring out what product will bring the company the most revenue in the short term, and a list of prioritized jobs can be created.</text:p>
      <text:p text:style-name="P7">Thus, the IT department gets an opportunity to make calculated strategic changes in the development and operations activities in the least interruptive process for the entire company.</text:p>
      <text:p text:style-name="P7"/>
      <text:p text:style-name="P11">2. Develop Your DevOps Strategy</text:p>
      <text:p text:style-name="P7">To devise a productive DevOps strategy, the IT manager (Pat) should make use of industry best practices that will enhance interdepartmental collaboration and facilitate the latest methods of infrastructure provisioning, software development, and testing. Among the most important practices are the following:</text:p>
      <text:p text:style-name="P7"/>
      <text:list xml:id="list1496791486" text:style-name="L2">
        <text:list-item>
          <text:p text:style-name="P14"><text:span text:style-name="T9">Assemble the company's development, testing, operations, and other necessary teams in a shared operational DevOps environment, making all the members focused on the outcomes of the software development cycle and understand each other's motives and duties.</text:span></text:p>
          <text:p text:style-name="P14"><text:span text:style-name="T9">Set the common goal – to accelerate the software development cycle and ensure the high quality of software delivery.</text:span></text:p>
          <text:p text:style-name="P14"><text:span text:style-name="T9"/></text:p>
        </text:list-item>
        <text:list-item>
          <text:p text:style-name="P14"><text:span text:style-name="T9">Implementation of IaC to ensure the rapid provision of the needed IT infrastructure upon developers' or test engineers' requests, whenever they need it for creating a new build or checking its quality. This will allow DevOps practitioners to get new infrastructure for development or testing immediately provisioned, as well as avoid human errors that result from the manual configuration of IT infrastructures.</text:span></text:p>
          <text:p text:style-name="P14"><text:span text:style-name="T9"/></text:p>
        </text:list-item>
        <text:list-item>
          <text:p text:style-name="P14"><text:span text:style-name="T9">Automation of software build, unit testing, application testing via UI, software integration, deployment, and release processes to accelerate the software development-testing-releasing cycle.</text:span></text:p>
        </text:list-item>
      </text:list>
      <text:p text:style-name="P7"/>
      <text:p text:style-name="P11"><text:soft-page-break/>3. Containerize Your Applications</text:p>
      <text:p text:style-name="P7">Containerization implementation with tools such as Docker solves the problem of the reliability of software, for example, when the software goes from the development environment to the testing environment and then to production. The containers include everything required to run an application, i.e. all the dependencies, libraries, and configuration files. The isolation of the containerized parts of the software from the overall IT infrastructure allows for their stable running regardless of the differences in the environments they are put in.</text:p>
      <text:p text:style-name="P7"/>
      <text:p text:style-name="P11">4. Integrate Infrastructure with CI/CD Tools</text:p>
      <text:p text:style-name="P7">When software is put into containers, the containerized application needs to be managed properly. Such infrastructure automation tools as Kubernetes or Ansible are integrated with CI/CD tools like Jenkins for a more efficient configuration management and software deployment process.</text:p>
      <text:p text:style-name="P7"/>
      <text:p text:style-name="P7">Kubernetes and ansible allow for managing containers for fault tolerance, monitoring their health, and rolling software updates, while Jenkins is used for creating, testing, and deploying new builds into Kubernetes.</text:p>
      <text:p text:style-name="P7"/>
      <text:p text:style-name="P11">5. Increasing the amount of test automation and aligning QA with development</text:p>
      <text:p text:style-name="P7">Automating more tests will create faster delivery cycles, improve quality, and increase test coverage.</text:p>
      <text:p text:style-name="P7"/>
      <text:p text:style-name="P7">QA-Dev alignment is critical in handling post-launch problems. This alignment allows for the early detection of errors and helps developers tackle problems before the next release. While the application is still in development, the best practice is to conduct automated tests 1-2 times a day.</text:p>
      <text:p text:style-name="P7"/>
      <text:p text:style-name="P11">6. Look for areas to automate using IaC</text:p>
      <text:p text:style-name="P7">Having to build multiple infrastructure instances to run your product can become a cumbersome task.</text:p>
      <text:p text:style-name="P7"/>
      <text:p text:style-name="P7">It is essential to have a similar setup in the dev, test, and prod environments. This is where Infrastructure-as-Code tools like Terraform are introduced. They assist in automating the environment provisioning, thereby resulting in a considerable reduction in infrastructure provisioning time and efforts while also eliminating the risk of provisioning the infrastructure with wrong configurations.</text:p>
      <text:p text:style-name="P7"/>
      <text:p text:style-name="P11"><text:s/>7. Monitor Application Performance</text:p>
      <text:p text:style-name="P7">Application performance monitoring provides the DevOps teams with transparency over all the performance issues, e.g., slow response times, memory leaks, and runtime errors. These issues may be revealed during application server monitoring, or user experience monitoring.</text:p>
      <text:p text:style-name="P7"/>
      <text:p text:style-name="P7">Application performance monitoring allows for early detection, prioritizing, and isolation of application defects before they affect the end users, as well as finding the root causes of the errors quickly with the use of special application monitoring software, such as Nagios, or Prometheus customized for monitoring a particular application.</text:p>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9T08:56:23.398812217</meta:creation-date>
    <dc:date>2022-11-20T23:44:23.492351621</dc:date>
    <meta:editing-duration>PT1H20M28S</meta:editing-duration>
    <meta:editing-cycles>5</meta:editing-cycles>
    <meta:generator>LibreOffice/7.3.7.2$Linux_X86_64 LibreOffice_project/30$Build-2</meta:generator>
    <meta:document-statistic meta:table-count="0" meta:image-count="0" meta:object-count="0" meta:page-count="2" meta:paragraph-count="36" meta:word-count="799" meta:character-count="5434" meta:non-whitespace-character-count="4677"/>
  </office:meta>
</office:document-meta>
</file>